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random_li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50</text:p>
          </table:table-cell>
          <table:table-cell office:value-type="string">
            <text:p>5.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change_pc</text:p>
          </table:table-cell>
          <table:table-cell office:value-type="string">
            <text:p>clear_planet_modifiers</text:p>
          </table:table-cell>
          <table:table-cell office:value-type="string">
            <text:p>reroll_deposits</text:p>
          </table:table-cell>
          <table:table-cell office:value-type="string">
            <text:p>reroll_blockers</text:p>
          </table:table-cell>
          <table:table-cell office:value-type="string">
            <text:p>random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t_planet_flag</text:p>
          </table:table-cell>
          <table:table-cell office:value-type="string">
            <text:p>set_timed_global_flag</text:p>
          </table:table-cell>
          <table:table-cell office:value-type="string">
            <text:p/>
          </table:table-cell>
          <table:table-cell office:value-type="string">
            <text:p>wh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>set_deposit</text:p>
          </table:table-cell>
          <table:table-cell office:value-type="string">
            <text:p>remove_blocker</text:p>
          </table:table-cell>
          <table:table-cell office:value-type="string">
            <text:p>set_blocker</text:p>
          </table:table-cell>
          <table:table-cell office:value-type="string">
            <text:p/>
          </table:table-cell>
          <table:table-cell office:value-type="string">
            <text:p>flag</text:p>
          </table:table-cell>
          <table:table-cell office:value-type="string">
            <text:p>days</text:p>
          </table:table-cell>
          <table:table-cell office:value-type="string">
            <text:p>count</text:p>
          </table:table-cell>
          <table:table-cell office:value-type="string">
            <text:p>random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factor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m_adjacent_ti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move_blocker</text:p>
          </table:table-cell>
          <table:table-cell office:value-type="string">
            <text:p>set_block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global_flag</text:p>
          </table:table-cell>
          <table:table-cell office:value-type="string">
            <text:p>has_planet_flag</text:p>
          </table:table-cell>
          <table:table-cell office:value-type="string">
            <text:p>solar_system</text:p>
          </table:table-cell>
          <table:table-cell office:value-type="string">
            <text:p>planet_size</text:p>
          </table:table-cell>
          <table:table-cell office:value-type="string">
            <text:p>an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m_adjacent_tiles</text:p>
          </table:table-cell>
          <table:table-cell office:value-type="string">
            <text:p>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planet</text:p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lanet_flag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neighboring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lanet_flag</text:p>
          </table:table-cell>
          <table:table-cell office:value-type="string">
            <text:p/>
          </table:table-cell>
          <table:table-cell office:value-type="string">
            <text:p>is_same_value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min_distance</text:p>
          </table:table-cell>
          <table:table-cell office:value-type="string">
            <text:p>max_distanc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has_sr_altair_stone</text:p>
          </table:table-cell>
          <table:table-cell office:value-type="string">
            <text:p>has_blocker</text:p>
          </table:table-cell>
          <table:table-cell office:value-type="string">
            <text:p>has_sr_thybidium</text:p>
          </table:table-cell>
          <table:table-cell office:value-type="string">
            <text:p>has_sr_gigalife</text:p>
          </table:table-cell>
          <table:table-cell office:value-type="string">
            <text:p>has_sr_precursor_data_cache</text:p>
          </table:table-cell>
          <table:table-cell office:value-type="string">
            <text:p>has_sr_euratite</text:p>
          </table:table-cell>
          <table:table-cell office:value-type="string">
            <text:p>has_sr_aurantiacum_x</text:p>
          </table:table-cell>
          <table:table-cell office:value-type="string">
            <text:p>has_sr_ever_blossom</text:p>
          </table:table-cell>
          <table:table-cell office:value-type="string">
            <text:p>has_sr_precursor_nani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gm_pe_unique_sr_spawn_table</text:p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pc_nuked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4</text:p>
          </table:table-cell>
          <table:table-cell office:value-type="string">
            <text:p>d_elder_compounds</text:p>
          </table:table-cell>
          <table:table-cell office:value-type="string">
            <text:p>yes</text:p>
          </table:table-cell>
          <table:table-cell office:value-type="string">
            <text:p>tb_unique_sr_elder_compounds_locked</text:p>
          </table:table-cell>
          <table:table-cell office:value-type="string">
            <text:p>unique_sr</text:p>
          </table:table-cell>
          <table:table-cell office:value-type="string">
            <text:p>unique_sr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&gt; 2</text:p>
          </table:table-cell>
          <table:table-cell office:value-type="string">
            <text:p>OCC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tb_unique_sr_elder_compounds_locked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unique_sr1</text:p>
          </table:table-cell>
          <table:table-cell office:value-type="string">
            <text:p>unique_sr</text:p>
          </table:table-cell>
          <table:table-cell office:value-type="string">
            <text:p>unique_s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tb_unique_sr_altair_stone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unique_resource_candidate</text:p>
          </table:table-cell>
          <table:table-cell office:value-type="string">
            <text:p>event_target:unique_resource_candidate</text:p>
          </table:table-cell>
          <table:table-cell office:value-type="string">
            <text:p>euclidean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unique_s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lt; 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gt; 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pc_arctic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4</text:p>
          </table:table-cell>
          <table:table-cell office:value-type="string">
            <text:p>d_thybidium</text:p>
          </table:table-cell>
          <table:table-cell office:value-type="string">
            <text:p>yes</text:p>
          </table:table-cell>
          <table:table-cell office:value-type="string">
            <text:p>tb_unique_sr_thybidium_locked</text:p>
          </table:table-cell>
          <table:table-cell office:value-type="string">
            <text:p>unique_sr</text:p>
          </table:table-cell>
          <table:table-cell office:value-type="string">
            <text:p>unique_sr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&gt; 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tb_unique_sr_thybidium_locked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unique_sr2</text:p>
          </table:table-cell>
          <table:table-cell office:value-type="string">
            <text:p>unique_sr</text:p>
          </table:table-cell>
          <table:table-cell office:value-type="string">
            <text:p>unique_s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tb_unique_sr_thybidium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unique_resource_candidate</text:p>
          </table:table-cell>
          <table:table-cell office:value-type="string">
            <text:p>event_target:unique_resource_candidate</text:p>
          </table:table-cell>
          <table:table-cell office:value-type="string">
            <text:p>euclidean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unique_s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lt; 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gt; 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pc_gaia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4</text:p>
          </table:table-cell>
          <table:table-cell office:value-type="string">
            <text:p>d_gigalife</text:p>
          </table:table-cell>
          <table:table-cell office:value-type="string">
            <text:p>yes</text:p>
          </table:table-cell>
          <table:table-cell office:value-type="string">
            <text:p>tb_unique_sr_gigalife_locked</text:p>
          </table:table-cell>
          <table:table-cell office:value-type="string">
            <text:p>unique_sr</text:p>
          </table:table-cell>
          <table:table-cell office:value-type="string">
            <text:p>unique_sr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&gt; 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tb_unique_sr_gigalife_locked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unique_sr3</text:p>
          </table:table-cell>
          <table:table-cell office:value-type="string">
            <text:p>unique_sr</text:p>
          </table:table-cell>
          <table:table-cell office:value-type="string">
            <text:p>unique_s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tb_unique_sr_gigalife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unique_resource_candidate</text:p>
          </table:table-cell>
          <table:table-cell office:value-type="string">
            <text:p>event_target:unique_resource_candidate</text:p>
          </table:table-cell>
          <table:table-cell office:value-type="string">
            <text:p>euclidean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unique_s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lt; 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gt; 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>pc_nuked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4</text:p>
          </table:table-cell>
          <table:table-cell office:value-type="string">
            <text:p>d_precursor_data_cache</text:p>
          </table:table-cell>
          <table:table-cell office:value-type="string">
            <text:p>yes</text:p>
          </table:table-cell>
          <table:table-cell office:value-type="string">
            <text:p>tb_unique_sr_precursor_data_cache_locked</text:p>
          </table:table-cell>
          <table:table-cell office:value-type="string">
            <text:p>unique_sr</text:p>
          </table:table-cell>
          <table:table-cell office:value-type="string">
            <text:p>unique_sr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&gt; 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tb_unique_sr_precursor_data_cache_locked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unique_sr4</text:p>
          </table:table-cell>
          <table:table-cell office:value-type="string">
            <text:p>unique_sr</text:p>
          </table:table-cell>
          <table:table-cell office:value-type="string">
            <text:p>unique_s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tb_unique_sr_precursor_data_cache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unique_resource_candidate</text:p>
          </table:table-cell>
          <table:table-cell office:value-type="string">
            <text:p>event_target:unique_resource_candidate</text:p>
          </table:table-cell>
          <table:table-cell office:value-type="string">
            <text:p>euclidean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unique_s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lt; 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gt; 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0</text:p>
          </table:table-cell>
          <table:table-cell office:value-type="string">
            <text:p>pc_desert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4</text:p>
          </table:table-cell>
          <table:table-cell office:value-type="string">
            <text:p>d_euratite</text:p>
          </table:table-cell>
          <table:table-cell office:value-type="string">
            <text:p>yes</text:p>
          </table:table-cell>
          <table:table-cell office:value-type="string">
            <text:p>tb_unique_sr_precursor_data_cache_locked</text:p>
          </table:table-cell>
          <table:table-cell office:value-type="string">
            <text:p>unique_sr</text:p>
          </table:table-cell>
          <table:table-cell office:value-type="string">
            <text:p>unique_sr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&gt; 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tb_unique_sr_precursor_data_cache_locked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unique_sr5</text:p>
          </table:table-cell>
          <table:table-cell office:value-type="string">
            <text:p>unique_sr</text:p>
          </table:table-cell>
          <table:table-cell office:value-type="string">
            <text:p>unique_s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tb_unique_sr_euratite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unique_resource_candidate</text:p>
          </table:table-cell>
          <table:table-cell office:value-type="string">
            <text:p>event_target:unique_resource_candidate</text:p>
          </table:table-cell>
          <table:table-cell office:value-type="string">
            <text:p>euclidean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unique_s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lt; 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gt; 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0</text:p>
          </table:table-cell>
          <table:table-cell office:value-type="string">
            <text:p>pc_nuked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4</text:p>
          </table:table-cell>
          <table:table-cell office:value-type="string">
            <text:p>d_aurantiacum_x</text:p>
          </table:table-cell>
          <table:table-cell office:value-type="string">
            <text:p>yes</text:p>
          </table:table-cell>
          <table:table-cell office:value-type="string">
            <text:p>tb_unique_sr_aurantiacum_x_locked</text:p>
          </table:table-cell>
          <table:table-cell office:value-type="string">
            <text:p>unique_sr</text:p>
          </table:table-cell>
          <table:table-cell office:value-type="string">
            <text:p>unique_sr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&gt; 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tb_unique_sr_aurantiacum_x_locked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unique_sr6</text:p>
          </table:table-cell>
          <table:table-cell office:value-type="string">
            <text:p>unique_sr</text:p>
          </table:table-cell>
          <table:table-cell office:value-type="string">
            <text:p>unique_s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tb_unique_sr_aurantiacum_x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unique_resource_candidate</text:p>
          </table:table-cell>
          <table:table-cell office:value-type="string">
            <text:p>event_target:unique_resource_candidate</text:p>
          </table:table-cell>
          <table:table-cell office:value-type="string">
            <text:p>euclidean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unique_s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lt; 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5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gt; 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0</text:p>
          </table:table-cell>
          <table:table-cell office:value-type="string">
            <text:p>pc_gaia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4</text:p>
          </table:table-cell>
          <table:table-cell office:value-type="string">
            <text:p>d_ever_blossom</text:p>
          </table:table-cell>
          <table:table-cell office:value-type="string">
            <text:p>yes</text:p>
          </table:table-cell>
          <table:table-cell office:value-type="string">
            <text:p>tb_unique_sr_ever_blossom_locked</text:p>
          </table:table-cell>
          <table:table-cell office:value-type="string">
            <text:p>unique_sr</text:p>
          </table:table-cell>
          <table:table-cell office:value-type="string">
            <text:p>unique_sr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&gt; 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tb_unique_sr_ever_blossom_locked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unique_sr7</text:p>
          </table:table-cell>
          <table:table-cell office:value-type="string">
            <text:p>unique_sr</text:p>
          </table:table-cell>
          <table:table-cell office:value-type="string">
            <text:p>unique_s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tb_unique_sr_ever_blossom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unique_resource_candidate</text:p>
          </table:table-cell>
          <table:table-cell office:value-type="string">
            <text:p>event_target:unique_resource_candidate</text:p>
          </table:table-cell>
          <table:table-cell office:value-type="string">
            <text:p>euclidean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unique_s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lt; 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6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gt; 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0</text:p>
          </table:table-cell>
          <table:table-cell office:value-type="string">
            <text:p>pc_nuked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4</text:p>
          </table:table-cell>
          <table:table-cell office:value-type="string">
            <text:p>d_precursor_nanites</text:p>
          </table:table-cell>
          <table:table-cell office:value-type="string">
            <text:p>yes</text:p>
          </table:table-cell>
          <table:table-cell office:value-type="string">
            <text:p>tb_unique_sr_precursor_nanites_locked</text:p>
          </table:table-cell>
          <table:table-cell office:value-type="string">
            <text:p>unique_sr</text:p>
          </table:table-cell>
          <table:table-cell office:value-type="string">
            <text:p>unique_sr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&gt; 2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tb_unique_sr_precursor_nanites_locked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unique_sr8</text:p>
          </table:table-cell>
          <table:table-cell office:value-type="string">
            <text:p>unique_sr</text:p>
          </table:table-cell>
          <table:table-cell office:value-type="string">
            <text:p>unique_s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tb_unique_sr_precursor_nanites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unique_resource_candidate</text:p>
          </table:table-cell>
          <table:table-cell office:value-type="string">
            <text:p>event_target:unique_resource_candidate</text:p>
          </table:table-cell>
          <table:table-cell office:value-type="string">
            <text:p>euclidean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unique_s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lt; 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7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gt; 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-0</text:p>
          </table:table-cell>
          <table:table-cell office:value-type="string">
            <text:p>pc_continental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4</text:p>
          </table:table-cell>
          <table:table-cell office:value-type="string">
            <text:p>d_altair_stone</text:p>
          </table:table-cell>
          <table:table-cell office:value-type="string">
            <text:p>yes</text:p>
          </table:table-cell>
          <table:table-cell office:value-type="string">
            <text:p>tb_unique_sr_altair_stone_locked</text:p>
          </table:table-cell>
          <table:table-cell office:value-type="string">
            <text:p>unique_sr</text:p>
          </table:table-cell>
          <table:table-cell office:value-type="string">
            <text:p>unique_sr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&gt; 2</text:p>
          </table:table-cell>
          <table:table-cell office:value-type="string">
            <text:p>OCC0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tb_unique_sr_altair_stone_locked</text:p>
          </table:table-cell>
          <table:table-cell office:value-type="string">
            <text:p>OCC0</text:p>
          </table:table-cell>
          <table:table-cell office:value-type="string">
            <text:p>0</text:p>
          </table:table-cell>
          <table:table-cell office:value-type="string">
            <text:p>unique_sr9</text:p>
          </table:table-cell>
          <table:table-cell office:value-type="string">
            <text:p>unique_sr</text:p>
          </table:table-cell>
          <table:table-cell office:value-type="string">
            <text:p>unique_s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8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tb_unique_sr_altair_stone_lock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unique_resource_candidate</text:p>
          </table:table-cell>
          <table:table-cell office:value-type="string">
            <text:p>event_target:unique_resource_candidate</text:p>
          </table:table-cell>
          <table:table-cell office:value-type="string">
            <text:p>euclidean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unique_s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